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ff3333"/>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padding="0.074cm" fo:border-left="none" fo:border-right="none" fo:border-top="none" fo:border-bottom="0.035cm solid #000000" style:join-border="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prowadzenie do pracy magisterskiej o programowaniu generycznym i konceptach.</text:p>
      <text:p text:style-name="Standard"/>
      <text:list xml:id="list1528196795369382573" text:style-name="L1">
        <text:list-item>
          <text:p text:style-name="P2">Co to programowanie generyczne?</text:p>
        </text:list-item>
        <text:list-item>
          <text:p text:style-name="P2">Po co jest używane programowanie generyczne?</text:p>
        </text:list-item>
        <text:list-item>
          <text:p text:style-name="P1">W czym ma pomóc programistom?</text:p>
        </text:list-item>
        <text:list-item>
          <text:p text:style-name="P1">Jakie zalety, jakie wady?</text:p>
        </text:list-item>
        <text:list-item>
          <text:p text:style-name="P1">Jakie różnice od innych paradygmatów?</text:p>
        </text:list-item>
        <text:list-item>
          <text:p text:style-name="P1">C++ podstawowe cechy języka, jaki to język jaki związek z generycznością?</text:p>
        </text:list-item>
        <text:list-item>
          <text:p text:style-name="P1">Koncepty – co to jest? Po co zostały stworzone? W czym mają pomóc? Jaki związek z generycznością?</text:p>
        </text:list-item>
      </text:list>
      <text:p text:style-name="Standard"/>
      <text:p text:style-name="Standard">Programowanie generyczne (zwane też uogólnionym) to jeden z paradygmatów programowania, który zakłada, że wiele fragmentów kodu jest niepotrzebnie powtarzana z powodu używania różnych typów danych. Z tego powodu programowanie to daje możliwości tworzenia uogólnionych wzorców konstrukcji kodu</text:p>
      <text:p text:style-name="P4"/>
      <text:p text:style-name="Standard"/>
      <text:p text:style-name="Standard">Tak jak w temacie, rozważymy dzisiaj pojęcie „programowania generycznego”. Czym jest, po co jest używane, w czym pomaga, jakie ma wady a jakie zalety i czym różni się od innych paradygmatów.</text:p>
      <text:p text:style-name="Standard"/>
      <text:p text:style-name="Standard">Najpierw co to jest <text:span text:style-name="T1">paradygmat</text:span>. Zwany też <text:span text:style-name="T1">metodyką</text:span>, jest podejściem do rozwiązywania problemów. Jest to sposób programowania wykorzystujący mechanizmy języka programowania oraz jego implementację (kompilator a czasem nawet całość środowiska programistycznego).</text:p>
      <text:p text:style-name="Standard"/>
      <text:p text:style-name="Standard">Metodyka zwana <text:span text:style-name="T1">programowaniem generycznym</text:span> albo uogólnionym zakłada, że wiele fragmentów kodu się niepotrzebnie powtarza, tylko dlatego że manipulują różnymi typami danych. Dzięki programowaniu generycznemu, możliwe jest tworzenie uogólnionych wzorców, szablonów, abstrakcji. Taki wzorzec deklarujemy nie znając typów, zmiennych czy pól. Dopiero gdy definiujemy konkretną instancji dla wzorca podstawiamy typy dla wcześniejszych typów nieokreślonych.</text:p>
      <text:p text:style-name="Standard"/>
      <text:p text:style-name="Standard">Paradygmat ten został stworzony do rozwijania wydajnych bibliotek wielokrotnego użytku. Zapoczątkowany przez <text:span text:style-name="T1">Alexandra Stepanova i Davida Mussera. </text:span><text:span text:style-name="T2">Pierwszy sukces odniósł gdy standard „Standard Template Library” (STL) stał się częścią standardu ANSI/ISO C++. Od tego czasu, paradygmatu tego użyto do rozwijania wielu generycznych bibliotek.</text:span></text:p>
      <text:p text:style-name="Standard"><text:span text:style-name="T2"/></text:p>
      <text:p text:style-name="Standard"><text:span text:style-name="T2">Programowanie generyczne jest najczęściej zaliczane do </text:span><text:span text:style-name="T1">metodyk typu imperatywnego</text:span><text:span text:style-name="T2">, mimo że często występuje również w językach, wykorzystujących </text:span><text:span text:style-name="T1">metodykę typu funkcyjnego.</text:span></text:p>
      <text:p text:style-name="Standard"><text:span text:style-name="T2"/></text:p>
      <text:p text:style-name="Standard"><text:span text:style-name="T2">Programowanie to pozwala na oszczędzenie kodu podczas budowania konstrukcji, niezależnych od typu. Tworzy uniwersalny kod, który potem łatwo wykorzystać ponownie.</text:span></text:p>
      <text:p text:style-name="Standard"><text:span text:style-name="T2"/></text:p>
      <text:p text:style-name="Standard"><text:span text:style-name="T2">Niestety ma też wady. Utrudnione jest szukanie i usuwanie błędów, które występują tylko przy określonych typach danych. Nadużywa się także konstrukcji generycznych, traktuje je się często jako zamienników makr prekompilatora. </text:span></text:p>
      <text:p text:style-name="Standard"><text:span text:style-name="T2"/></text:p>
      <text:p text:style-name="Standard"><text:span text:style-name="T2">Ciężko jest szukać błędów związanych ze zbyt ogólnymi podpowiedziami kompilatora dla uogólnionych konstrukcji. Rozwiązaniem tego problemu są </text:span><text:span text:style-name="T1">koncepty.</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iej Zbierowski</meta:initial-creator>
    <meta:creation-date>2017-07-29T19:01:34.06</meta:creation-date>
    <dc:date>2017-07-30T16:09:08.16</dc:date>
    <dc:creator>Maciej Zbierowski</dc:creator>
    <meta:editing-duration>PT3H31M52S</meta:editing-duration>
    <meta:editing-cycles>3</meta:editing-cycles>
    <meta:generator>OpenOffice/4.1.3$Win32 OpenOffice.org_project/413m1$Build-9783</meta:generator>
    <meta:document-statistic meta:table-count="0" meta:image-count="0" meta:object-count="0" meta:page-count="1" meta:paragraph-count="17" meta:word-count="351" meta:character-count="2660"/>
  </office:meta>
</office:document-meta>
</file>